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20100000029000000295B07DEB0C7D8E18D.png" manifest:media-type="image/png"/>
  <manifest:file-entry manifest:full-path="Pictures/1000D8560000043D0000043DBDD59FA7121F8113.svg" manifest:media-type="image/svg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222cm" fo:min-width="7.0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222cm" fo:min-width="7.052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f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35cm" fo:min-width="1.9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45cm" fo:min-width="1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35cm" fo:min-width="1.4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25cm" fo:min-width="0.8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5cm" fo:min-width="0.9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35cm" fo:min-width="1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color="#009900" fo:font-size="14pt" style:font-size-asian="14pt" style:font-size-complex="14pt"/>
    </style:style>
    <style:style style:name="T4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811cm" svg:height="0.811cm" svg:x="1.3cm" svg:y="1.241cm">
          <draw:image xlink:href="Pictures/1000D8560000043D0000043DBDD59FA7121F8113.svg" xlink:type="simple" xlink:show="embed" xlink:actuate="onLoad">
            <text:p/>
          </draw:image>
          <draw:image xlink:href="Pictures/1000020100000029000000295B07DEB0C7D8E18D.png" xlink:type="simple" xlink:show="embed" xlink:actuate="onLoad"/>
        </draw:frame>
        <draw:frame draw:style-name="gr1" draw:text-style-name="P1" draw:layer="layout" svg:width="0.811cm" svg:height="0.811cm" svg:x="12.5cm" svg:y="1.228cm">
          <draw:image xlink:href="Pictures/1000D8560000043D0000043DBDD59FA7121F8113.svg" xlink:type="simple" xlink:show="embed" xlink:actuate="onLoad">
            <text:p/>
          </draw:image>
          <draw:image xlink:href="Pictures/1000020100000029000000295B07DEB0C7D8E18D.png" xlink:type="simple" xlink:show="embed" xlink:actuate="onLoad"/>
        </draw:frame>
        <draw:frame draw:style-name="gr2" draw:text-style-name="P2" xml:id="id11" draw:id="id11" draw:layer="layout" svg:width="11.848cm" svg:height="0.631cm" svg:x="4.8cm" svg:y="8.2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xml:id="id1" draw:id="id1" draw:layer="layout" svg:width="1.65cm" svg:height="1.196cm" svg:x="6.1cm" svg:y="5.8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4" draw:layer="layout" svg:width="7.6cm" svg:height="2.5cm" svg:x="1.4cm" svg:y="2.2cm">
          <text:p text:style-name="P3"><text:span text:style-name="T1">Id: 1234</text:span></text:p>
          <text:p text:style-name="P3"><text:span text:style-name="T2">Name: {pet, ete, ter, mül, üll, …}</text:span></text:p>
          <text:p text:style-name="P3"><text:span text:style-name="T3">Adresse: {dor, orf, rfs, fst, …}</text:span></text:p>
          <text:p text:style-name="P3"><text:span text:style-name="T4">Geb.: {18, 19, 20, 4, 5, 6, ...}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58cm" svg:height="2.5cm" svg:x="12.62cm" svg:y="2.2cm">
          <text:p text:style-name="P3"><text:span text:style-name="T1">Id: 1234</text:span></text:p>
          <text:p text:style-name="P3"><text:span text:style-name="T2">Name: {pet, ete, ter, mue, …}</text:span></text:p>
          <text:p text:style-name="P3"><text:span text:style-name="T3">Adresse: {dor, orf, rfs, fst, …}</text:span></text:p>
          <text:p text:style-name="P3"><text:span text:style-name="T4">Geb.: {18, 19, 20, 4, 5, 6, ...}</text:span></text:p>
          <draw:enhanced-geometry svg:viewBox="0 0 21600 21600" draw:type="rectangle" draw:enhanced-path="M 0 0 L 21600 0 21600 21600 0 21600 0 0 Z N"/>
        </draw:custom-shape>
        <draw:connector draw:style-name="gr5" draw:text-style-name="P1" xml:id="id13" draw:id="id13" draw:layer="layout" draw:type="curve" svg:x1="8.452cm" svg:y1="5.115cm" svg:x2="6.1cm" svg:y2="6.402cm" draw:end-shape="id1" draw:end-glue-point="3" svg:d="M8452 5115c-4278 0-3102 1287-2352 1287" svg:viewBox="0 0 3090 1288">
          <text:p/>
        </draw:connector>
        <draw:connector draw:style-name="gr5" draw:text-style-name="P1" draw:layer="layout" draw:type="curve" draw:line-skew="-0.405cm" svg:x1="12.8cm" svg:y1="3.15cm" svg:x2="7.75cm" svg:y2="6.402cm" draw:start-shape="id2" draw:start-glue-point="3" draw:end-shape="id1" draw:end-glue-point="1" svg:d="M12800 3150c-4395 0-1870 3252-5050 3252" svg:viewBox="0 0 5051 3253">
          <text:p/>
        </draw:connector>
        <draw:frame draw:style-name="gr2" draw:text-style-name="P2" xml:id="id4" draw:id="id4" draw:layer="layout" svg:width="1.65cm" svg:height="1.196cm" svg:x="9.9cm" svg:y="5.90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" draw:text-style-name="P1" draw:layer="layout" draw:type="curve" draw:line-skew="0.399cm" svg:x1="8.1cm" svg:y1="3.75cm" svg:x2="9.9cm" svg:y2="6.502cm" draw:start-shape="id3" draw:start-glue-point="1" draw:end-shape="id4" draw:end-glue-point="3" svg:d="M8100 3750c1948 0 1049 2752 1800 2752" svg:viewBox="0 0 1801 2753">
          <text:p/>
        </draw:connector>
        <draw:connector draw:style-name="gr6" draw:text-style-name="P1" draw:layer="layout" draw:type="curve" svg:x1="12.8cm" svg:y1="3.7cm" svg:x2="11.55cm" svg:y2="6.502cm" draw:start-shape="id5" draw:start-glue-point="3" draw:end-shape="id4" draw:end-glue-point="1" svg:d="M12800 3700c-937 0-313 2802-1250 2802" svg:viewBox="0 0 1251 2803">
          <text:p/>
        </draw:connector>
        <draw:frame draw:style-name="gr2" draw:text-style-name="P2" xml:id="id8" draw:id="id8" draw:layer="layout" svg:width="1.65cm" svg:height="1.196cm" svg:x="13.05cm" svg:y="5.86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7" draw:text-style-name="P1" xml:id="id7" draw:id="id7" draw:layer="layout" draw:type="curve" svg:x1="8cm" svg:y1="4.3cm" svg:x2="10.659cm" svg:y2="4.29cm" draw:start-shape="id6" draw:start-glue-point="1" svg:d="M8000 4300c2370 0 1041-10 2659-10" svg:viewBox="0 0 2660 11">
          <text:p/>
        </draw:connector>
        <draw:connector draw:style-name="gr8" draw:text-style-name="P1" draw:layer="layout" draw:type="curve" svg:x1="10.659cm" svg:y1="4.29cm" svg:x2="13.05cm" svg:y2="6.465cm" draw:start-shape="id7" draw:start-glue-point="3" draw:end-shape="id8" draw:end-glue-point="3" svg:d="M10659 4290c1807 0 612 2175 2391 2175" svg:viewBox="0 0 2392 2176">
          <text:p/>
        </draw:connector>
        <draw:connector draw:style-name="gr7" draw:text-style-name="P1" xml:id="id10" draw:id="id10" draw:layer="layout" draw:type="curve" svg:x1="12.213cm" svg:y1="4.93cm" svg:x2="12.8cm" svg:y2="4.3cm" draw:end-shape="id9" draw:end-glue-point="3" svg:d="M12213 4930c66 0-227-630 587-630" svg:viewBox="0 0 588 631">
          <text:p/>
        </draw:connector>
        <draw:connector draw:style-name="gr8" draw:text-style-name="P1" draw:layer="layout" draw:type="curve" draw:line-skew="-2.182cm 0.252cm" svg:x1="12.213cm" svg:y1="4.93cm" svg:x2="14.7cm" svg:y2="6.465cm" draw:start-shape="id10" draw:start-glue-point="2" draw:end-shape="id8" draw:end-glue-point="1" svg:d="M12213 4930c0 676 1620 563 2524 778s1091 757-37 757" svg:viewBox="0 0 3269 1536">
          <text:p/>
        </draw:connector>
        <draw:connector draw:style-name="gr5" draw:text-style-name="P1" draw:layer="layout" draw:type="line" svg:x1="6.925cm" svg:y1="7cm" svg:x2="7.465cm" svg:y2="8.183cm" draw:start-shape="id1" draw:start-glue-point="2" svg:d="M6925 7000l540 1183" svg:viewBox="0 0 541 1184">
          <text:p/>
        </draw:connector>
        <draw:connector draw:style-name="gr6" draw:text-style-name="P1" draw:layer="layout" draw:type="line" svg:x1="10.725cm" svg:y1="7.1cm" svg:x2="10.724cm" svg:y2="8.269cm" draw:start-shape="id4" draw:start-glue-point="2" draw:end-shape="id11" draw:end-glue-point="0" svg:d="M10725 7100l-1 1169" svg:viewBox="0 0 2 1170">
          <text:p/>
        </draw:connector>
        <draw:connector draw:style-name="gr8" draw:text-style-name="P1" draw:layer="layout" draw:type="line" svg:x1="13.875cm" svg:y1="7.063cm" svg:x2="14.004cm" svg:y2="8.146cm" draw:start-shape="id8" draw:start-glue-point="2" svg:d="M13875 7063l129 1083" svg:viewBox="0 0 130 1084">
          <text:p/>
        </draw:connector>
        <draw:connector draw:style-name="gr9" draw:text-style-name="P1" draw:layer="layout" draw:type="curve" svg:x1="8.8cm" svg:y1="3.2cm" svg:x2="8.452cm" svg:y2="5.115cm" draw:start-shape="id12" draw:start-glue-point="1" draw:end-shape="id13" draw:end-glue-point="2" svg:d="M8800 3200c750 0 924 1915-348 1915" svg:viewBox="0 0 935 1916">
          <text:p/>
        </draw:connector>
        <draw:custom-shape draw:style-name="gr10" draw:text-style-name="P1" xml:id="id12" draw:id="id12" draw:layer="layout" svg:width="2.4cm" svg:height="0.6cm" svg:x="6.4cm" svg:y="2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" draw:id="id3" draw:layer="layout" svg:width="1.5cm" svg:height="0.7cm" svg:x="6.6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1.9cm" svg:height="0.6cm" svg:x="6.1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" draw:id="id2" draw:layer="layout" svg:width="1.3cm" svg:height="0.5cm" svg:x="12.8cm" svg:y="2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5" draw:id="id5" draw:layer="layout" svg:width="1.4cm" svg:height="0.6cm" svg:x="12.8cm" svg:y="3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9" draw:id="id9" draw:layer="layout" svg:width="1.6cm" svg:height="0.6cm" svg:x="12.8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2:40:07.278433825</meta:creation-date>
    <dc:date>2017-07-30T20:57:40.240585765</dc:date>
    <meta:editing-duration>PT1H28M54S</meta:editing-duration>
    <meta:editing-cycles>13</meta:editing-cycles>
    <meta:generator>LibreOffice/5.3.4.2$Linux_X86_64 LibreOffice_project/30m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row>
      <mrow>
        <mtext>sim</mtext>
        <mo stretchy="false">=</mo>
        <mi mathvariant="italic">avg</mi>
      </mrow>
      <mrow>
        <mo fence="true" stretchy="false">(</mo>
        <mrow>
          <mrow>
            <mstyle color="red">
              <mrow>
                <msub>
                  <mtext>sim</mtext>
                  <mi mathvariant="italic">Jacc</mi>
                </msub>
                <mrow>
                  <mo fence="true" stretchy="false">(</mo>
                  <mrow>
                    <mi mathvariant="italic">Name</mi>
                  </mrow>
                  <mo fence="true" stretchy="false">)</mo>
                </mrow>
              </mrow>
            </mstyle>
            <mi>,</mi>
            <mstyle color="green">
              <mrow>
                <msub>
                  <mtext>sim</mtext>
                  <mi mathvariant="italic">Jacc</mi>
                </msub>
                <mrow>
                  <mo fence="true" stretchy="false">(</mo>
                  <mrow>
                    <mi mathvariant="italic">Adresse</mi>
                  </mrow>
                  <mo fence="true" stretchy="false">)</mo>
                </mrow>
              </mrow>
            </mstyle>
            <mi>,</mi>
            <mstyle color="blue">
              <mrow>
                <msub>
                  <mtext>sim</mtext>
                  <mi mathvariant="italic">Jacc</mi>
                </msub>
                <mrow>
                  <mo fence="true" stretchy="false">(</mo>
                  <mrow>
                    <mrow>
                      <mi mathvariant="italic">Geb</mi>
                      <mn>.</mn>
                    </mrow>
                  </mrow>
                  <mo fence="true" stretchy="false">)</mo>
                </mrow>
              </mrow>
            </mstyle>
          </mrow>
        </mrow>
        <mo fence="true" stretchy="false">)</mo>
      </mrow>
    </mrow>
    <annotation encoding="StarMath 5.0">"sim" = avg (color red {"sim"_Jacc (Name)}, color green {"sim"_Jacc (Adresse)}, color blue {"sim"_Jacc (Geb.)}) </annotation>
  </semantics>
</math>
</file>

<file path=Object 2/content.xml><?xml version="1.0" encoding="utf-8"?>
<math xmlns="http://www.w3.org/1998/Math/MathML" display="block">
  <semantics>
    <mstyle color="red">
      <mfrac>
        <mrow>
          <mo fence="true" stretchy="false">|</mo>
          <mrow>
            <mrow>
              <mi>A</mi>
              <mo stretchy="false">∩</mo>
              <mi>B</mi>
            </mrow>
          </mrow>
          <mo fence="true" stretchy="false">|</mo>
        </mrow>
        <mrow>
          <mo fence="true" stretchy="false">|</mo>
          <mrow>
            <mrow>
              <mi>A</mi>
              <mo stretchy="false">∪</mo>
              <mi>B</mi>
            </mrow>
          </mrow>
          <mo fence="true" stretchy="false">|</mo>
        </mrow>
      </mfrac>
    </mstyle>
    <annotation encoding="StarMath 5.0">Color red {{ lline A intersection B rline } over { lline A union B rline }}</annotation>
  </semantics>
</math>
</file>

<file path=Object 3/content.xml><?xml version="1.0" encoding="utf-8"?>
<math xmlns="http://www.w3.org/1998/Math/MathML" display="block">
  <semantics>
    <mstyle color="green">
      <mfrac>
        <mrow>
          <mo fence="true" stretchy="false">|</mo>
          <mrow>
            <mrow>
              <mi>A</mi>
              <mo stretchy="false">∩</mo>
              <mi>B</mi>
            </mrow>
          </mrow>
          <mo fence="true" stretchy="false">|</mo>
        </mrow>
        <mrow>
          <mo fence="true" stretchy="false">|</mo>
          <mrow>
            <mrow>
              <mi>A</mi>
              <mo stretchy="false">∪</mo>
              <mi>B</mi>
            </mrow>
          </mrow>
          <mo fence="true" stretchy="false">|</mo>
        </mrow>
      </mfrac>
    </mstyle>
    <annotation encoding="StarMath 5.0">color green{{ lline A intersection B rline } over { lline A union B rline } }</annotation>
  </semantics>
</math>
</file>

<file path=Object 4/content.xml><?xml version="1.0" encoding="utf-8"?>
<math xmlns="http://www.w3.org/1998/Math/MathML" display="block">
  <semantics>
    <mstyle color="blue">
      <mfrac>
        <mrow>
          <mo fence="true" stretchy="false">|</mo>
          <mrow>
            <mrow>
              <mi>A</mi>
              <mo stretchy="false">∩</mo>
              <mi>B</mi>
            </mrow>
          </mrow>
          <mo fence="true" stretchy="false">|</mo>
        </mrow>
        <mrow>
          <mo fence="true" stretchy="false">|</mo>
          <mrow>
            <mrow>
              <mi>A</mi>
              <mo stretchy="false">∪</mo>
              <mi>B</mi>
            </mrow>
          </mrow>
          <mo fence="true" stretchy="false">|</mo>
        </mrow>
      </mfrac>
    </mstyle>
    <annotation encoding="StarMath 5.0">color blue {{ lline A intersection B rline } over { lline A union B rline }}
</annotation>
  </semantics>
</math>
</file>